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9.67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ta=0.0001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row table:style-name="ro1">
          <table:table-cell table:number-columns-repeated="2" office:value-type="string" calcext:value-type="string">
            <text:p>Eta = 0.0001</text:p>
          </table:table-cell>
          <table:table-cell/>
          <table:table-cell table:number-columns-repeated="5" office:value-type="string" calcext:value-type="string">
            <text:p>Eta = 0.0001</text:p>
          </table:table-cell>
        </table:table-row>
        <table:table-row table:style-name="ro1">
          <table:table-cell table:number-columns-repeated="2" office:value-type="string" calcext:value-type="string">
            <text:p>Filters = [2,3,4]</text:p>
          </table:table-cell>
          <table:table-cell/>
          <table:table-cell table:number-columns-repeated="5" office:value-type="string" calcext:value-type="string">
            <text:p>Filters = [2,3,4]</text:p>
          </table:table-cell>
        </table:table-row>
        <table:table-row table:style-name="ro1">
          <table:table-cell office:value-type="string" calcext:value-type="string">
            <text:p>num/filter 2</text:p>
          </table:table-cell>
          <table:table-cell office:value-type="string" calcext:value-type="string">
            <text:p>num/filter 3</text:p>
          </table:table-cell>
          <table:table-cell/>
          <table:table-cell table:number-columns-repeated="2" office:value-type="string" calcext:value-type="string">
            <text:p>num/filter 2</text:p>
          </table:table-cell>
          <table:table-cell table:number-columns-repeated="2" office:value-type="string" calcext:value-type="string">
            <text:p>num/filter 4</text:p>
          </table:table-cell>
          <table:table-cell office:value-type="string" calcext:value-type="string">
            <text:p>num/filter 6</text:p>
          </table:table-cell>
        </table:table-row>
        <table:table-row table:style-name="ro1">
          <table:table-cell table:number-columns-repeated="2" office:value-type="string" calcext:value-type="string">
            <text:p>Epoch 200</text:p>
          </table:table-cell>
          <table:table-cell/>
          <table:table-cell office:value-type="string" calcext:value-type="string">
            <text:p>Epoch 120</text:p>
          </table:table-cell>
          <table:table-cell office:value-type="string" calcext:value-type="string">
            <text:p>Epoch 200</text:p>
          </table:table-cell>
          <table:table-cell office:value-type="string" calcext:value-type="string">
            <text:p>Epoch 120</text:p>
          </table:table-cell>
          <table:table-cell office:value-type="string" calcext:value-type="string">
            <text:p>Epoch 200</text:p>
          </table:table-cell>
          <table:table-cell office:value-type="string" calcext:value-type="string">
            <text:p>Epoch 120</text:p>
          </table:table-cell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5-folds</text:p>
          </table:table-cell>
        </table:table-row>
        <table:table-row table:style-name="ro1">
          <table:table-cell office:value-type="float" office:value="0.441666666666667" calcext:value-type="float">
            <text:p>0.4416666667</text:p>
          </table:table-cell>
          <table:table-cell office:value-type="float" office:value="0.495" calcext:value-type="float">
            <text:p>0.495</text:p>
          </table:table-cell>
          <table:table-cell table:number-columns-repeated="5"/>
          <table:table-cell office:value-type="string" calcext:value-type="string">
            <text:p>time 5532.262 s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511666666666667" calcext:value-type="float">
            <text:p>0.5116666667</text:p>
          </table:table-cell>
          <table:table-cell/>
          <table:table-cell office:value-type="float" office:value="0.674166666666667" calcext:value-type="float">
            <text:p>0.6741666667</text:p>
          </table:table-cell>
          <table:table-cell office:value-type="float" office:value="0.694166666666667" calcext:value-type="float">
            <text:p>0.6941666667</text:p>
          </table:table-cell>
          <table:table-cell office:value-type="float" office:value="0.708333333333333" calcext:value-type="float">
            <text:p>0.7083333333</text:p>
          </table:table-cell>
          <table:table-cell office:value-type="float" office:value="0.7225" calcext:value-type="float">
            <text:p>0.7225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526666666666667" calcext:value-type="float">
            <text:p>0.5266666667</text:p>
          </table:table-cell>
          <table:table-cell/>
          <table:table-cell office:value-type="float" office:value="0.694166666666667" calcext:value-type="float">
            <text:p>0.6941666667</text:p>
          </table:table-cell>
          <table:table-cell office:value-type="float" office:value="0.69" calcext:value-type="float">
            <text:p>0.6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29166666666667" calcext:value-type="float">
            <text:p>0.7291666667</text:p>
          </table:table-cell>
          <table:table-cell office:value-type="float" office:value="0.693333333333333" calcext:value-type="float">
            <text:p>0.6933333333</text:p>
          </table:table-cell>
        </table:table-row>
        <table:table-row table:style-name="ro1">
          <table:table-cell office:value-type="float" office:value="0.471666666666667" calcext:value-type="float">
            <text:p>0.4716666667</text:p>
          </table:table-cell>
          <table:table-cell office:value-type="float" office:value="0.518333333333333" calcext:value-type="float">
            <text:p>0.5183333333</text:p>
          </table:table-cell>
          <table:table-cell/>
          <table:table-cell office:value-type="float" office:value="0.66375" calcext:value-type="float">
            <text:p>0.66375</text:p>
          </table:table-cell>
          <table:table-cell office:value-type="float" office:value="0.72625" calcext:value-type="float">
            <text:p>0.72625</text:p>
          </table:table-cell>
          <table:table-cell office:value-type="float" office:value="0.709583333333333" calcext:value-type="float">
            <text:p>0.7095833333</text:p>
          </table:table-cell>
          <table:table-cell office:value-type="float" office:value="0.710833333333333" calcext:value-type="float">
            <text:p>0.710833333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486666666666667" calcext:value-type="float">
            <text:p>0.4866666667</text:p>
          </table:table-cell>
          <table:table-cell office:value-type="float" office:value="0.521666666666667" calcext:value-type="float">
            <text:p>0.5216666667</text:p>
          </table:table-cell>
          <table:table-cell/>
          <table:table-cell office:value-type="float" office:value="0.653611111111111" calcext:value-type="float">
            <text:p>0.6536111111</text:p>
          </table:table-cell>
          <table:table-cell office:value-type="float" office:value="0.686111111111111" calcext:value-type="float">
            <text:p>0.6861111111</text:p>
          </table:table-cell>
          <table:table-cell office:value-type="float" office:value="0.662222222222222" calcext:value-type="float">
            <text:p>0.6622222222</text:p>
          </table:table-cell>
          <table:table-cell office:value-type="float" office:value="0.687222222222222" calcext:value-type="float">
            <text:p>0.6872222222</text:p>
          </table:table-cell>
          <table:table-cell office:value-type="float" office:value="0.650555555555556" calcext:value-type="float">
            <text:p>0.650555555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.565416666666667" calcext:value-type="float">
            <text:p>0.5654166667</text:p>
          </table:table-cell>
          <table:table-cell office:value-type="float" office:value="0.6025" calcext:value-type="float">
            <text:p>0.6025</text:p>
          </table:table-cell>
          <table:table-cell office:value-type="float" office:value="0.586041666666667" calcext:value-type="float">
            <text:p>0.5860416667</text:p>
          </table:table-cell>
          <table:table-cell office:value-type="float" office:value="0.644791666666667" calcext:value-type="float">
            <text:p>0.6447916667</text:p>
          </table:table-cell>
          <table:table-cell office:value-type="float" office:value="0.592083333333333" calcext:value-type="float">
            <text:p>0.5920833333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523333333333333" calcext:value-type="float">
            <text:p>0.5233333333</text:p>
          </table:table-cell>
          <table:table-cell table:number-columns-repeated="6"/>
        </table:table-row>
        <table:table-row table:style-name="ro1">
          <table:table-cell office:value-type="float" office:value="0.503333333333333" calcext:value-type="float">
            <text:p>0.5033333333</text:p>
          </table:table-cell>
          <table:table-cell office:value-type="float" office:value="0.515" calcext:value-type="float">
            <text:p>0.51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.521666666666667" calcext:value-type="float">
            <text:p>0.5216666667</text:p>
          </table:table-cell>
          <table:table-cell table:number-columns-repeated="6"/>
        </table:table-row>
        <table:table-row table:style-name="ro1">
          <table:table-cell office:value-type="float" office:value="0.543333333333333" calcext:value-type="float">
            <text:p>0.5433333333</text:p>
          </table:table-cell>
          <table:table-cell office:value-type="float" office:value="0.53" calcext:value-type="float">
            <text:p>0.53</text:p>
          </table:table-cell>
          <table:table-cell table:number-columns-repeated="6"/>
        </table:table-row>
        <table:table-row table:style-name="ro1">
          <table:table-cell office:value-type="float" office:value="0.553333333333333" calcext:value-type="float">
            <text:p>0.5533333333</text:p>
          </table:table-cell>
          <table:table-cell office:value-type="float" office:value="0.535" calcext:value-type="float">
            <text:p>0.535</text:p>
          </table:table-cell>
          <table:table-cell table:number-columns-repeated="6"/>
        </table:table-row>
        <table:table-row table:style-name="ro1">
          <table:table-cell office:value-type="float" office:value="0.571666666666667" calcext:value-type="float">
            <text:p>0.5716666667</text:p>
          </table:table-cell>
          <table:table-cell office:value-type="float" office:value="0.541666666666667" calcext:value-type="float">
            <text:p>0.5416666667</text:p>
          </table:table-cell>
          <table:table-cell table:number-columns-repeated="6"/>
        </table:table-row>
        <table:table-row table:style-name="ro1">
          <table:table-cell office:value-type="float" office:value="0.583333333333333" calcext:value-type="float">
            <text:p>0.5833333333</text:p>
          </table:table-cell>
          <table:table-cell office:value-type="float" office:value="0.538333333333333" calcext:value-type="float">
            <text:p>0.5383333333</text:p>
          </table:table-cell>
          <table:table-cell table:number-columns-repeated="6"/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548333333333333" calcext:value-type="float">
            <text:p>0.5483333333</text:p>
          </table:table-cell>
          <table:table-cell table:number-columns-repeated="6"/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545" calcext:value-type="float">
            <text:p>0.545</text:p>
          </table:table-cell>
          <table:table-cell table:number-columns-repeated="6"/>
        </table:table-row>
        <table:table-row table:style-name="ro1">
          <table:table-cell office:value-type="float" office:value="0.623333333333333" calcext:value-type="float">
            <text:p>0.6233333333</text:p>
          </table:table-cell>
          <table:table-cell office:value-type="float" office:value="0.555" calcext:value-type="float">
            <text:p>0.555</text:p>
          </table:table-cell>
          <table:table-cell table:number-columns-repeated="6"/>
        </table:table-row>
        <table:table-row table:style-name="ro1">
          <table:table-cell office:value-type="float" office:value="0.626666666666667" calcext:value-type="float">
            <text:p>0.6266666667</text:p>
          </table:table-cell>
          <table:table-cell office:value-type="float" office:value="0.556666666666667" calcext:value-type="float">
            <text:p>0.5566666667</text:p>
          </table:table-cell>
          <table:table-cell table:number-columns-repeated="6"/>
        </table:table-row>
        <table:table-row table:style-name="ro1">
          <table:table-cell office:value-type="float" office:value="0.646666666666667" calcext:value-type="float">
            <text:p>0.6466666667</text:p>
          </table:table-cell>
          <table:table-cell office:value-type="float" office:value="0.561666666666667" calcext:value-type="float">
            <text:p>0.5616666667</text:p>
          </table:table-cell>
          <table:table-cell table:number-columns-repeated="6"/>
        </table:table-row>
        <table:table-row table:style-name="ro1">
          <table:table-cell office:value-type="float" office:value="0.616666666666667" calcext:value-type="float">
            <text:p>0.6166666667</text:p>
          </table:table-cell>
          <table:table-cell office:value-type="float" office:value="0.566666666666667" calcext:value-type="float">
            <text:p>0.5666666667</text:p>
          </table:table-cell>
          <table:table-cell table:number-columns-repeated="6"/>
        </table:table-row>
        <table:table-row table:style-name="ro1">
          <table:table-cell office:value-type="float" office:value="0.608333333333333" calcext:value-type="float">
            <text:p>0.6083333333</text:p>
          </table:table-cell>
          <table:table-cell office:value-type="float" office:value="0.551666666666667" calcext:value-type="float">
            <text:p>0.5516666667</text:p>
          </table:table-cell>
          <table:table-cell table:number-columns-repeated="6"/>
        </table:table-row>
        <table:table-row table:style-name="ro1">
          <table:table-cell office:value-type="float" office:value="0.631666666666667" calcext:value-type="float">
            <text:p>0.6316666667</text:p>
          </table:table-cell>
          <table:table-cell office:value-type="float" office:value="0.555" calcext:value-type="float">
            <text:p>0.555</text:p>
          </table:table-cell>
          <table:table-cell table:number-columns-repeated="6"/>
        </table:table-row>
        <table:table-row table:style-name="ro1">
          <table:table-cell office:value-type="float" office:value="0.623333333333333" calcext:value-type="float">
            <text:p>0.6233333333</text:p>
          </table:table-cell>
          <table:table-cell office:value-type="float" office:value="0.56" calcext:value-type="float">
            <text:p>0.56</text:p>
          </table:table-cell>
          <table:table-cell table:number-columns-repeated="6"/>
        </table:table-row>
        <table:table-row table:style-name="ro1">
          <table:table-cell office:value-type="float" office:value="0.628333333333333" calcext:value-type="float">
            <text:p>0.6283333333</text:p>
          </table:table-cell>
          <table:table-cell office:value-type="float" office:value="0.575" calcext:value-type="float">
            <text:p>0.575</text:p>
          </table:table-cell>
          <table:table-cell table:number-columns-repeated="6"/>
        </table:table-row>
        <table:table-row table:style-name="ro1">
          <table:table-cell office:value-type="float" office:value="0.643333333333333" calcext:value-type="float">
            <text:p>0.6433333333</text:p>
          </table:table-cell>
          <table:table-cell office:value-type="float" office:value="0.57" calcext:value-type="float">
            <text:p>0.57</text:p>
          </table:table-cell>
          <table:table-cell table:number-columns-repeated="6"/>
        </table:table-row>
        <table:table-row table:style-name="ro1">
          <table:table-cell office:value-type="float" office:value="0.628333333333333" calcext:value-type="float">
            <text:p>0.6283333333</text:p>
          </table:table-cell>
          <table:table-cell office:value-type="float" office:value="0.575" calcext:value-type="float">
            <text:p>0.575</text:p>
          </table:table-cell>
          <table:table-cell table:number-columns-repeated="6"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57" calcext:value-type="float">
            <text:p>0.57</text:p>
          </table:table-cell>
          <table:table-cell table:number-columns-repeated="6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57" calcext:value-type="float">
            <text:p>0.57</text:p>
          </table:table-cell>
          <table:table-cell table:number-columns-repeated="6"/>
        </table:table-row>
        <table:table-row table:style-name="ro1">
          <table:table-cell office:value-type="float" office:value="0.648333333333333" calcext:value-type="float">
            <text:p>0.6483333333</text:p>
          </table:table-cell>
          <table:table-cell office:value-type="float" office:value="0.586666666666667" calcext:value-type="float">
            <text:p>0.5866666667</text:p>
          </table:table-cell>
          <table:table-cell table:number-columns-repeated="6"/>
        </table:table-row>
        <table:table-row table:style-name="ro1">
          <table:table-cell office:value-type="float" office:value="0.646666666666667" calcext:value-type="float">
            <text:p>0.6466666667</text:p>
          </table:table-cell>
          <table:table-cell office:value-type="float" office:value="0.58" calcext:value-type="float">
            <text:p>0.58</text:p>
          </table:table-cell>
          <table:table-cell table:number-columns-repeated="6"/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591666666666667" calcext:value-type="float">
            <text:p>0.5916666667</text:p>
          </table:table-cell>
          <table:table-cell table:number-columns-repeated="6"/>
        </table:table-row>
        <table:table-row table:style-name="ro1">
          <table:table-cell office:value-type="float" office:value="0.651666666666667" calcext:value-type="float">
            <text:p>0.6516666667</text:p>
          </table:table-cell>
          <table:table-cell office:value-type="float" office:value="0.583333333333333" calcext:value-type="float">
            <text:p>0.5833333333</text:p>
          </table:table-cell>
          <table:table-cell table:number-columns-repeated="6"/>
        </table:table-row>
        <table:table-row table:style-name="ro1">
          <table:table-cell office:value-type="float" office:value="0.651666666666667" calcext:value-type="float">
            <text:p>0.6516666667</text:p>
          </table:table-cell>
          <table:table-cell office:value-type="float" office:value="0.585" calcext:value-type="float">
            <text:p>0.585</text:p>
          </table:table-cell>
          <table:table-cell table:number-columns-repeated="6"/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59" calcext:value-type="float">
            <text:p>0.59</text:p>
          </table:table-cell>
          <table:table-cell table:number-columns-repeated="6"/>
        </table:table-row>
        <table:table-row table:style-name="ro1">
          <table:table-cell office:value-type="float" office:value="0.656666666666667" calcext:value-type="float">
            <text:p>0.6566666667</text:p>
          </table:table-cell>
          <table:table-cell office:value-type="float" office:value="0.598333333333333" calcext:value-type="float">
            <text:p>0.5983333333</text:p>
          </table:table-cell>
          <table:table-cell table:number-columns-repeated="6"/>
        </table:table-row>
        <table:table-row table:style-name="ro1">
          <table:table-cell office:value-type="float" office:value="0.658333333333333" calcext:value-type="float">
            <text:p>0.6583333333</text:p>
          </table:table-cell>
          <table:table-cell office:value-type="float" office:value="0.601666666666667" calcext:value-type="float">
            <text:p>0.6016666667</text:p>
          </table:table-cell>
          <table:table-cell table:number-columns-repeated="6"/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601666666666667" calcext:value-type="float">
            <text:p>0.6016666667</text:p>
          </table:table-cell>
          <table:table-cell table:number-columns-repeated="6"/>
        </table:table-row>
        <table:table-row table:style-name="ro1">
          <table:table-cell office:value-type="float" office:value="0.656666666666667" calcext:value-type="float">
            <text:p>0.6566666667</text:p>
          </table:table-cell>
          <table:table-cell office:value-type="float" office:value="0.598333333333333" calcext:value-type="float">
            <text:p>0.5983333333</text:p>
          </table:table-cell>
          <table:table-cell table:number-columns-repeated="6"/>
        </table:table-row>
        <table:table-row table:style-name="ro1">
          <table:table-cell office:value-type="float" office:value="0.656666666666667" calcext:value-type="float">
            <text:p>0.6566666667</text:p>
          </table:table-cell>
          <table:table-cell office:value-type="float" office:value="0.601666666666667" calcext:value-type="float">
            <text:p>0.6016666667</text:p>
          </table:table-cell>
          <table:table-cell table:number-columns-repeated="6"/>
        </table:table-row>
        <table:table-row table:style-name="ro1">
          <table:table-cell office:value-type="float" office:value="0.656666666666667" calcext:value-type="float">
            <text:p>0.6566666667</text:p>
          </table:table-cell>
          <table:table-cell office:value-type="float" office:value="0.608333333333333" calcext:value-type="float">
            <text:p>0.6083333333</text:p>
          </table:table-cell>
          <table:table-cell table:number-columns-repeated="6"/>
        </table:table-row>
        <table:table-row table:style-name="ro1">
          <table:table-cell office:value-type="float" office:value="0.653333333333333" calcext:value-type="float">
            <text:p>0.6533333333</text:p>
          </table:table-cell>
          <table:table-cell office:value-type="float" office:value="0.603333333333333" calcext:value-type="float">
            <text:p>0.6033333333</text:p>
          </table:table-cell>
          <table:table-cell table:number-columns-repeated="6"/>
        </table:table-row>
        <table:table-row table:style-name="ro1">
          <table:table-cell office:value-type="float" office:value="0.658333333333333" calcext:value-type="float">
            <text:p>0.6583333333</text:p>
          </table:table-cell>
          <table:table-cell office:value-type="float" office:value="0.608333333333333" calcext:value-type="float">
            <text:p>0.6083333333</text:p>
          </table:table-cell>
          <table:table-cell table:number-columns-repeated="6"/>
        </table:table-row>
        <table:table-row table:style-name="ro1">
          <table:table-cell office:value-type="float" office:value="0.661666666666667" calcext:value-type="float">
            <text:p>0.6616666667</text:p>
          </table:table-cell>
          <table:table-cell office:value-type="float" office:value="0.613333333333333" calcext:value-type="float">
            <text:p>0.6133333333</text:p>
          </table:table-cell>
          <table:table-cell table:number-columns-repeated="6"/>
        </table:table-row>
        <table:table-row table:style-name="ro1">
          <table:table-cell office:value-type="float" office:value="0.658333333333333" calcext:value-type="float">
            <text:p>0.6583333333</text:p>
          </table:table-cell>
          <table:table-cell office:value-type="float" office:value="0.621666666666667" calcext:value-type="float">
            <text:p>0.6216666667</text:p>
          </table:table-cell>
          <table:table-cell table:number-columns-repeated="6"/>
        </table:table-row>
        <table:table-row table:style-name="ro1">
          <table:table-cell office:value-type="float" office:value="0.658333333333333" calcext:value-type="float">
            <text:p>0.6583333333</text:p>
          </table:table-cell>
          <table:table-cell office:value-type="float" office:value="0.606666666666667" calcext:value-type="float">
            <text:p>0.6066666667</text:p>
          </table:table-cell>
          <table:table-cell table:number-columns-repeated="6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11666666666667" calcext:value-type="float">
            <text:p>0.6116666667</text:p>
          </table:table-cell>
          <table:table-cell table:number-columns-repeated="6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15" calcext:value-type="float">
            <text:p>0.615</text:p>
          </table:table-cell>
          <table:table-cell table:number-columns-repeated="6"/>
        </table:table-row>
        <table:table-row table:style-name="ro1">
          <table:table-cell office:value-type="float" office:value="0.661666666666667" calcext:value-type="float">
            <text:p>0.6616666667</text:p>
          </table:table-cell>
          <table:table-cell office:value-type="float" office:value="0.611666666666667" calcext:value-type="float">
            <text:p>0.6116666667</text:p>
          </table:table-cell>
          <table:table-cell table:number-columns-repeated="6"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615" calcext:value-type="float">
            <text:p>0.615</text:p>
          </table:table-cell>
          <table:table-cell table:number-columns-repeated="6"/>
        </table:table-row>
        <table:table-row table:style-name="ro1">
          <table:table-cell office:value-type="float" office:value="0.668333333333333" calcext:value-type="float">
            <text:p>0.6683333333</text:p>
          </table:table-cell>
          <table:table-cell office:value-type="float" office:value="0.626666666666667" calcext:value-type="float">
            <text:p>0.6266666667</text:p>
          </table:table-cell>
          <table:table-cell table:number-columns-repeated="6"/>
        </table:table-row>
        <table:table-row table:style-name="ro1">
          <table:table-cell office:value-type="float" office:value="0.668333333333333" calcext:value-type="float">
            <text:p>0.6683333333</text:p>
          </table:table-cell>
          <table:table-cell office:value-type="float" office:value="0.613333333333333" calcext:value-type="float">
            <text:p>0.6133333333</text:p>
          </table:table-cell>
          <table:table-cell table:number-columns-repeated="6"/>
        </table:table-row>
        <table:table-row table:style-name="ro1">
          <table:table-cell office:value-type="float" office:value="0.663333333333333" calcext:value-type="float">
            <text:p>0.6633333333</text:p>
          </table:table-cell>
          <table:table-cell office:value-type="float" office:value="0.613333333333333" calcext:value-type="float">
            <text:p>0.6133333333</text:p>
          </table:table-cell>
          <table:table-cell table:number-columns-repeated="6"/>
        </table:table-row>
        <table:table-row table:style-name="ro1">
          <table:table-cell office:value-type="float" office:value="0.668333333333333" calcext:value-type="float">
            <text:p>0.6683333333</text:p>
          </table:table-cell>
          <table:table-cell office:value-type="float" office:value="0.626666666666667" calcext:value-type="float">
            <text:p>0.6266666667</text:p>
          </table:table-cell>
          <table:table-cell table:number-columns-repeated="6"/>
        </table:table-row>
        <table:table-row table:style-name="ro1">
          <table:table-cell office:value-type="float" office:value="0.671666666666667" calcext:value-type="float">
            <text:p>0.6716666667</text:p>
          </table:table-cell>
          <table:table-cell office:value-type="float" office:value="0.616666666666667" calcext:value-type="float">
            <text:p>0.6166666667</text:p>
          </table:table-cell>
          <table:table-cell table:number-columns-repeated="6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64" calcext:value-type="float">
            <text:p>0.64</text:p>
          </table:table-cell>
          <table:table-cell table:number-columns-repeated="6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638333333333333" calcext:value-type="float">
            <text:p>0.6383333333</text:p>
          </table:table-cell>
          <table:table-cell table:number-columns-repeated="6"/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64" calcext:value-type="float">
            <text:p>0.64</text:p>
          </table:table-cell>
          <table:table-cell table:number-columns-repeated="6"/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55" calcext:value-type="float">
            <text:p>0.655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648333333333333" calcext:value-type="float">
            <text:p>0.6483333333</text:p>
          </table:table-cell>
          <table:table-cell table:number-columns-repeated="6"/>
        </table:table-row>
        <table:table-row table:style-name="ro1">
          <table:table-cell office:value-type="float" office:value="0.671666666666667" calcext:value-type="float">
            <text:p>0.6716666667</text:p>
          </table:table-cell>
          <table:table-cell office:value-type="float" office:value="0.655" calcext:value-type="float">
            <text:p>0.655</text:p>
          </table:table-cell>
          <table:table-cell table:number-columns-repeated="6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66" calcext:value-type="float">
            <text:p>0.66</text:p>
          </table:table-cell>
          <table:table-cell table:number-columns-repeated="6"/>
        </table:table-row>
        <table:table-row table:style-name="ro1">
          <table:table-cell office:value-type="float" office:value="0.671666666666667" calcext:value-type="float">
            <text:p>0.6716666667</text:p>
          </table:table-cell>
          <table:table-cell office:value-type="float" office:value="0.651666666666667" calcext:value-type="float">
            <text:p>0.6516666667</text:p>
          </table:table-cell>
          <table:table-cell table:number-columns-repeated="6"/>
        </table:table-row>
        <table:table-row table:style-name="ro1">
          <table:table-cell office:value-type="float" office:value="0.678333333333333" calcext:value-type="float">
            <text:p>0.6783333333</text:p>
          </table:table-cell>
          <table:table-cell office:value-type="float" office:value="0.658333333333333" calcext:value-type="float">
            <text:p>0.6583333333</text:p>
          </table:table-cell>
          <table:table-cell table:number-columns-repeated="6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665" calcext:value-type="float">
            <text:p>0.665</text:p>
          </table:table-cell>
          <table:table-cell table:number-columns-repeated="6"/>
        </table:table-row>
        <table:table-row table:style-name="ro1">
          <table:table-cell office:value-type="float" office:value="0.678333333333333" calcext:value-type="float">
            <text:p>0.6783333333</text:p>
          </table:table-cell>
          <table:table-cell office:value-type="float" office:value="0.668333333333333" calcext:value-type="float">
            <text:p>0.6683333333</text:p>
          </table:table-cell>
          <table:table-cell table:number-columns-repeated="6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663333333333333" calcext:value-type="float">
            <text:p>0.6633333333</text:p>
          </table:table-cell>
          <table:table-cell table:number-columns-repeated="6"/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65" calcext:value-type="float">
            <text:p>0.65</text:p>
          </table:table-cell>
          <table:table-cell table:number-columns-repeated="6"/>
        </table:table-row>
        <table:table-row table:style-name="ro1">
          <table:table-cell office:value-type="float" office:value="0.676666666666667" calcext:value-type="float">
            <text:p>0.6766666667</text:p>
          </table:table-cell>
          <table:table-cell office:value-type="float" office:value="0.65" calcext:value-type="float">
            <text:p>0.65</text:p>
          </table:table-cell>
          <table:table-cell table:number-columns-repeated="6"/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655" calcext:value-type="float">
            <text:p>0.655</text:p>
          </table:table-cell>
          <table:table-cell table:number-columns-repeated="6"/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676666666666667" calcext:value-type="float">
            <text:p>0.6766666667</text:p>
          </table:table-cell>
          <table:table-cell table:number-columns-repeated="6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6"/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675" calcext:value-type="float">
            <text:p>0.675</text:p>
          </table:table-cell>
          <table:table-cell table:number-columns-repeated="6"/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676666666666667" calcext:value-type="float">
            <text:p>0.676666666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table-cell office:value-type="float" office:value="0.708333333333333" calcext:value-type="float">
            <text:p>0.7083333333</text:p>
          </table:table-cell>
          <table:table-cell office:value-type="float" office:value="0.671666666666667" calcext:value-type="float">
            <text:p>0.6716666667</text:p>
          </table:table-cell>
          <table:table-cell table:number-columns-repeated="6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688333333333333" calcext:value-type="float">
            <text:p>0.6883333333</text:p>
          </table:table-cell>
          <table:table-cell table:number-columns-repeated="6"/>
        </table:table-row>
        <table:table-row table:style-name="ro1">
          <table:table-cell office:value-type="float" office:value="0.718333333333333" calcext:value-type="float">
            <text:p>0.7183333333</text:p>
          </table:table-cell>
          <table:table-cell office:value-type="float" office:value="0.686666666666667" calcext:value-type="float">
            <text:p>0.6866666667</text:p>
          </table:table-cell>
          <table:table-cell table:number-columns-repeated="6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688333333333333" calcext:value-type="float">
            <text:p>0.6883333333</text:p>
          </table:table-cell>
          <table:table-cell table:number-columns-repeated="6"/>
        </table:table-row>
        <table:table-row table:style-name="ro1">
          <table:table-cell office:value-type="float" office:value="0.711666666666667" calcext:value-type="float">
            <text:p>0.7116666667</text:p>
          </table:table-cell>
          <table:table-cell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table-cell office:value-type="float" office:value="0.716666666666667" calcext:value-type="float">
            <text:p>0.7166666667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18333333333333" calcext:value-type="float">
            <text:p>0.7183333333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695" calcext:value-type="float">
            <text:p>0.695</text:p>
          </table:table-cell>
          <table:table-cell table:number-columns-repeated="6"/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693333333333333" calcext:value-type="float">
            <text:p>0.6933333333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6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695" calcext:value-type="float">
            <text:p>0.695</text:p>
          </table:table-cell>
          <table:table-cell table:number-columns-repeated="6"/>
        </table:table-row>
        <table:table-row table:style-name="ro1">
          <table:table-cell office:value-type="float" office:value="0.731666666666667" calcext:value-type="float">
            <text:p>0.7316666667</text:p>
          </table:table-cell>
          <table:table-cell office:value-type="float" office:value="0.705" calcext:value-type="float">
            <text:p>0.705</text:p>
          </table:table-cell>
          <table:table-cell table:number-columns-repeated="6"/>
        </table:table-row>
        <table:table-row table:style-name="ro1">
          <table:table-cell office:value-type="float" office:value="0.731666666666667" calcext:value-type="float">
            <text:p>0.7316666667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6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695" calcext:value-type="float">
            <text:p>0.695</text:p>
          </table:table-cell>
          <table:table-cell table:number-columns-repeated="6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06666666666667" calcext:value-type="float">
            <text:p>0.7066666667</text:p>
          </table:table-cell>
          <table:table-cell table:number-columns-repeated="6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31666666666667" calcext:value-type="float">
            <text:p>0.7316666667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33333333333333" calcext:value-type="float">
            <text:p>0.733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6"/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6"/>
        </table:table-row>
        <table:table-row table:style-name="ro1">
          <table:table-cell office:value-type="float" office:value="0.738333333333333" calcext:value-type="float">
            <text:p>0.7383333333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696666666666667" calcext:value-type="float">
            <text:p>0.696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38333333333333" calcext:value-type="float">
            <text:p>0.7383333333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5" calcext:value-type="float">
            <text:p>0.705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38333333333333" calcext:value-type="float">
            <text:p>0.738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23333333333333" calcext:value-type="float">
            <text:p>0.7233333333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8333333333333" calcext:value-type="float">
            <text:p>0.7483333333</text:p>
          </table:table-cell>
          <table:table-cell office:value-type="float" office:value="0.721666666666667" calcext:value-type="float">
            <text:p>0.7216666667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8333333333333" calcext:value-type="float">
            <text:p>0.718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3333333333333" calcext:value-type="float">
            <text:p>0.713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" calcext:value-type="float">
            <text:p>0.71</text:p>
          </table:table-cell>
          <table:table-cell table:number-columns-repeated="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6666666666667" calcext:value-type="float">
            <text:p>0.71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15" calcext:value-type="float">
            <text:p>0.715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" calcext:value-type="float">
            <text:p>0.71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1" calcext:value-type="float">
            <text:p>0.71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11666666666667" calcext:value-type="float">
            <text:p>0.711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5" calcext:value-type="float">
            <text:p>0.705</text:p>
          </table:table-cell>
          <table:table-cell table:number-columns-repeated="6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8333333333333" calcext:value-type="float">
            <text:p>0.7083333333</text:p>
          </table:table-cell>
          <table:table-cell table:number-columns-repeated="6"/>
        </table:table-row>
        <table:table-row table:style-name="ro1">
          <table:table-cell office:value-type="float" office:value="0.738333333333333" calcext:value-type="float">
            <text:p>0.7383333333</text:p>
          </table:table-cell>
          <table:table-cell office:value-type="float" office:value="0.703333333333333" calcext:value-type="float">
            <text:p>0.7033333333</text:p>
          </table:table-cell>
          <table:table-cell table:number-columns-repeated="6"/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695" calcext:value-type="float">
            <text:p>0.695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5" calcext:value-type="float">
            <text:p>0.705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701666666666667" calcext:value-type="float">
            <text:p>0.701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693333333333333" calcext:value-type="float">
            <text:p>0.6933333333</text:p>
          </table:table-cell>
          <table:table-cell table:number-columns-repeated="6"/>
        </table:table-row>
        <table:table-row table:style-name="ro1">
          <table:table-cell office:value-type="float" office:value="0.741666666666667" calcext:value-type="float">
            <text:p>0.7416666667</text:p>
          </table:table-cell>
          <table:table-cell office:value-type="float" office:value="0.69" calcext:value-type="float">
            <text:p>0.69</text:p>
          </table:table-cell>
          <table:table-cell table:number-columns-repeated="6"/>
        </table:table-row>
        <table:table-row table:style-name="ro1">
          <table:table-cell office:value-type="float" office:value="0.746666666666667" calcext:value-type="float">
            <text:p>0.7466666667</text:p>
          </table:table-cell>
          <table:table-cell office:value-type="float" office:value="0.686666666666667" calcext:value-type="float">
            <text:p>0.6866666667</text:p>
          </table:table-cell>
          <table:table-cell table:number-columns-repeated="6"/>
        </table:table-row>
        <table:table-row table:style-name="ro1">
          <table:table-cell office:value-type="float" office:value="0.743333333333333" calcext:value-type="float">
            <text:p>0.7433333333</text:p>
          </table:table-cell>
          <table:table-cell office:value-type="float" office:value="0.693333333333333" calcext:value-type="float">
            <text:p>0.6933333333</text:p>
          </table:table-cell>
          <table:table-cell table:number-columns-repeated="6"/>
        </table:table-row>
      </table:table>
      <table:table table:name="eta=0.001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 office:value-type="string" calcext:value-type="string">
            <text:p>Eta = 0.001</text:p>
          </table:table-cell>
        </table:table-row>
        <table:table-row table:style-name="ro1">
          <table:table-cell table:number-columns-repeated="2" office:value-type="string" calcext:value-type="string">
            <text:p>Filters = [2,3,4]</text:p>
          </table:table-cell>
        </table:table-row>
        <table:table-row table:style-name="ro1">
          <table:table-cell office:value-type="string" calcext:value-type="string">
            <text:p>num/filter 2</text:p>
          </table:table-cell>
          <table:table-cell office:value-type="string" calcext:value-type="string">
            <text:p>num/filter 3</text:p>
          </table:table-cell>
        </table:table-row>
        <table:table-row table:style-name="ro1">
          <table:table-cell table:number-columns-repeated="2" office:value-type="string" calcext:value-type="string">
            <text:p>Epoch 2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.503333333333333" calcext:value-type="float">
            <text:p>0.5033333333</text:p>
          </table:table-cell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523333333333333" calcext:value-type="float">
            <text:p>0.5233333333</text:p>
          </table:table-cell>
        </table:table-row>
        <table:table-row table:style-name="ro1">
          <table:table-cell office:value-type="float" office:value="0.598333333333333" calcext:value-type="float">
            <text:p>0.5983333333</text:p>
          </table:table-cell>
          <table:table-cell office:value-type="float" office:value="0.523333333333333" calcext:value-type="float">
            <text:p>0.5233333333</text:p>
          </table:table-cell>
        </table:table-row>
        <table:table-row table:style-name="ro1">
          <table:table-cell office:value-type="float" office:value="0.601666666666667" calcext:value-type="float">
            <text:p>0.601666666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616666666666667" calcext:value-type="float">
            <text:p>0.6166666667</text:p>
          </table:table-cell>
          <table:table-cell office:value-type="float" office:value="0.596666666666667" calcext:value-type="float">
            <text:p>0.596666666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598333333333333" calcext:value-type="float">
            <text:p>0.5983333333</text:p>
          </table:table-cell>
        </table:table-row>
        <table:table-row table:style-name="ro1">
          <table:table-cell office:value-type="float" office:value="0.676666666666667" calcext:value-type="float">
            <text:p>0.6766666667</text:p>
          </table:table-cell>
          <table:table-cell office:value-type="float" office:value="0.626666666666667" calcext:value-type="float">
            <text:p>0.6266666667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671666666666667" calcext:value-type="float">
            <text:p>0.6716666667</text:p>
          </table:table-cell>
        </table:table-row>
        <table:table-row table:style-name="ro1">
          <table:table-cell office:value-type="float" office:value="0.703333333333333" calcext:value-type="float">
            <text:p>0.7033333333</text:p>
          </table:table-cell>
          <table:table-cell office:value-type="float" office:value="0.676666666666667" calcext:value-type="float">
            <text:p>0.6766666667</text:p>
          </table:table-cell>
        </table:table-row>
        <table:table-row table:style-name="ro1">
          <table:table-cell office:value-type="float" office:value="0.698333333333333" calcext:value-type="float">
            <text:p>0.69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708333333333333" calcext:value-type="float">
            <text:p>0.7083333333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table:number-columns-repeated="2"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23333333333333" calcext:value-type="float">
            <text:p>0.7233333333</text:p>
          </table:table-cell>
        </table:table-row>
        <table:table-row table:style-name="ro1">
          <table:table-cell office:value-type="float" office:value="0.726666666666667" calcext:value-type="float">
            <text:p>0.7266666667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718333333333333" calcext:value-type="float">
            <text:p>0.718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726666666666667" calcext:value-type="float">
            <text:p>0.726666666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721666666666667" calcext:value-type="float">
            <text:p>0.7216666667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723333333333333" calcext:value-type="float">
            <text:p>0.723333333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728333333333333" calcext:value-type="float">
            <text:p>0.728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726666666666667" calcext:value-type="float">
            <text:p>0.726666666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726666666666667" calcext:value-type="float">
            <text:p>0.726666666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728333333333333" calcext:value-type="float">
            <text:p>0.728333333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713333333333333" calcext:value-type="float">
            <text:p>0.7133333333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713333333333333" calcext:value-type="float">
            <text:p>0.713333333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721666666666667" calcext:value-type="float">
            <text:p>0.7216666667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table:number-columns-repeated="2"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713333333333333" calcext:value-type="float">
            <text:p>0.7133333333</text:p>
          </table:table-cell>
          <table:table-cell office:value-type="float" office:value="0.726666666666667" calcext:value-type="float">
            <text:p>0.7266666667</text:p>
          </table:table-cell>
        </table:table-row>
        <table:table-row table:style-name="ro1">
          <table:table-cell office:value-type="float" office:value="0.713333333333333" calcext:value-type="float">
            <text:p>0.7133333333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01666666666667" calcext:value-type="float">
            <text:p>0.7016666667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office:value-type="float" office:value="0.706666666666667" calcext:value-type="float">
            <text:p>0.7066666667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701666666666667" calcext:value-type="float">
            <text:p>0.701666666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98333333333333" calcext:value-type="float">
            <text:p>0.698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703333333333333" calcext:value-type="float">
            <text:p>0.7033333333</text:p>
          </table:table-cell>
          <table:table-cell office:value-type="float" office:value="0.723333333333333" calcext:value-type="float">
            <text:p>0.7233333333</text:p>
          </table:table-cell>
        </table:table-row>
        <table:table-row table:style-name="ro1">
          <table:table-cell office:value-type="float" office:value="0.701666666666667" calcext:value-type="float">
            <text:p>0.701666666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708333333333333" calcext:value-type="float">
            <text:p>0.708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26666666666667" calcext:value-type="float">
            <text:p>0.7266666667</text:p>
          </table:table-cell>
        </table:table-row>
        <table:table-row table:style-name="ro1">
          <table:table-cell office:value-type="float" office:value="0.703333333333333" calcext:value-type="float">
            <text:p>0.70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6666666666667" calcext:value-type="float">
            <text:p>0.6966666667</text:p>
          </table:table-cell>
          <table:table-cell office:value-type="float" office:value="0.721666666666667" calcext:value-type="float">
            <text:p>0.7216666667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98333333333333" calcext:value-type="float">
            <text:p>0.6983333333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6666666666667" calcext:value-type="float">
            <text:p>0.6966666667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8333333333333" calcext:value-type="float">
            <text:p>0.6983333333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96666666666667" calcext:value-type="float">
            <text:p>0.6966666667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93333333333333" calcext:value-type="float">
            <text:p>0.6933333333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8333333333333" calcext:value-type="float">
            <text:p>0.7183333333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6666666666667" calcext:value-type="float">
            <text:p>0.7166666667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1666666666667" calcext:value-type="float">
            <text:p>0.681666666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3333333333333" calcext:value-type="float">
            <text:p>0.71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11666666666667" calcext:value-type="float">
            <text:p>0.711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3333333333333" calcext:value-type="float">
            <text:p>0.683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6666666666667" calcext:value-type="float">
            <text:p>0.706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86666666666667" calcext:value-type="float">
            <text:p>0.6866666667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701666666666667" calcext:value-type="float">
            <text:p>0.7016666667</text:p>
          </table:table-cell>
        </table:table-row>
        <table:table-row table:style-name="ro1">
          <table:table-cell office:value-type="float" office:value="0.688333333333333" calcext:value-type="float">
            <text:p>0.6883333333</text:p>
          </table:table-cell>
          <table:table-cell office:value-type="float" office:value="0.703333333333333" calcext:value-type="float">
            <text:p>0.7033333333</text:p>
          </table:table-cell>
        </table:table-row>
        <table:table-row table:style-name="ro1">
          <table:table-cell office:value-type="float" office:value="0.691666666666667" calcext:value-type="float">
            <text:p>0.6916666667</text:p>
          </table:table-cell>
          <table:table-cell office:value-type="float" office:value="0.701666666666667" calcext:value-type="float">
            <text:p>0.7016666667</text:p>
          </table:table-cell>
        </table:table-row>
      </table:table>
      <table:table table:name="eta=0.00001" table:style-name="ta1">
        <table:table-column table:style-name="co8" table:default-cell-style-name="Default"/>
        <table:table-row table:style-name="ro1">
          <table:table-cell office:value-type="string" calcext:value-type="string">
            <text:p>Eta = 0.00001</text:p>
          </table:table-cell>
        </table:table-row>
        <table:table-row table:style-name="ro1">
          <table:table-cell office:value-type="string" calcext:value-type="string">
            <text:p>Filters = [2,3,4]</text:p>
          </table:table-cell>
        </table:table-row>
        <table:table-row table:style-name="ro1">
          <table:table-cell office:value-type="string" calcext:value-type="string">
            <text:p>num/filter 2</text:p>
          </table:table-cell>
        </table:table-row>
        <table:table-row table:style-name="ro1">
          <table:table-cell office:value-type="string" calcext:value-type="string">
            <text:p>Epoch 20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13333333333333" calcext:value-type="float">
            <text:p>0.5133333333</text:p>
          </table:table-cell>
        </table:table-row>
        <table:table-row table:style-name="ro1">
          <table:table-cell office:value-type="float" office:value="0.513333333333333" calcext:value-type="float">
            <text:p>0.5133333333</text:p>
          </table:table-cell>
        </table:table-row>
        <table:table-row table:style-name="ro1">
          <table:table-cell office:value-type="float" office:value="0.503333333333333" calcext:value-type="float">
            <text:p>0.5033333333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501666666666667" calcext:value-type="float">
            <text:p>0.5016666667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0.491666666666667" calcext:value-type="float">
            <text:p>0.4916666667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0.476666666666667" calcext:value-type="float">
            <text:p>0.4766666667</text:p>
          </table:table-cell>
        </table:table-row>
        <table:table-row table:style-name="ro1">
          <table:table-cell office:value-type="float" office:value="0.488333333333333" calcext:value-type="float">
            <text:p>0.4883333333</text:p>
          </table:table-cell>
        </table:table-row>
        <table:table-row table:style-name="ro1">
          <table:table-cell office:value-type="float" office:value="0.493333333333333" calcext:value-type="float">
            <text:p>0.4933333333</text:p>
          </table:table-cell>
        </table:table-row>
        <table:table-row table:style-name="ro1">
          <table:table-cell office:value-type="float" office:value="0.498333333333333" calcext:value-type="float">
            <text:p>0.4983333333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float" office:value="0.518333333333333" calcext:value-type="float">
            <text:p>0.518333333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03333333333333" calcext:value-type="float">
            <text:p>0.5033333333</text:p>
          </table:table-cell>
        </table:table-row>
        <table:table-row table:style-name="ro1"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11666666666667" calcext:value-type="float">
            <text:p>0.5116666667</text:p>
          </table:table-cell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float" office:value="0.506666666666667" calcext:value-type="float">
            <text:p>0.5066666667</text:p>
          </table:table-cell>
        </table:table-row>
        <table:table-row table:style-name="ro1">
          <table:table-cell office:value-type="float" office:value="0.508333333333333" calcext:value-type="float">
            <text:p>0.5083333333</text:p>
          </table:table-cell>
        </table:table-row>
        <table:table-row table:style-name="ro1">
          <table:table-cell office:value-type="float" office:value="0.511666666666667" calcext:value-type="float">
            <text:p>0.511666666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11666666666667" calcext:value-type="float">
            <text:p>0.511666666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18333333333333" calcext:value-type="float">
            <text:p>0.5183333333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521666666666667" calcext:value-type="float">
            <text:p>0.5216666667</text:p>
          </table:table-cell>
        </table:table-row>
        <table:table-row table:style-name="ro1">
          <table:table-cell office:value-type="float" office:value="0.521666666666667" calcext:value-type="float">
            <text:p>0.521666666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521666666666667" calcext:value-type="float">
            <text:p>0.5216666667</text:p>
          </table:table-cell>
        </table:table-row>
        <table:table-row table:style-name="ro1">
          <table:table-cell office:value-type="float" office:value="0.521666666666667" calcext:value-type="float">
            <text:p>0.5216666667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8333333333333" calcext:value-type="float">
            <text:p>0.5283333333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26666666666667" calcext:value-type="float">
            <text:p>0.526666666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528333333333333" calcext:value-type="float">
            <text:p>0.528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6666666666667" calcext:value-type="float">
            <text:p>0.556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3333333333333" calcext:value-type="float">
            <text:p>0.5533333333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0.553333333333333" calcext:value-type="float">
            <text:p>0.5533333333</text:p>
          </table:table-cell>
        </table:table-row>
        <table:table-row table:style-name="ro1">
          <table:table-cell office:value-type="float" office:value="0.553333333333333" calcext:value-type="float">
            <text:p>0.5533333333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3333333333333" calcext:value-type="float">
            <text:p>0.5433333333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1666666666667" calcext:value-type="float">
            <text:p>0.5316666667</text:p>
          </table:table-cell>
        </table:table-row>
        <table:table-row table:style-name="ro1">
          <table:table-cell office:value-type="float" office:value="0.533333333333333" calcext:value-type="float">
            <text:p>0.5333333333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6666666666667" calcext:value-type="float">
            <text:p>0.5366666667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38333333333333" calcext:value-type="float">
            <text:p>0.538333333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3333333333333" calcext:value-type="float">
            <text:p>0.5433333333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3333333333333" calcext:value-type="float">
            <text:p>0.5433333333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1666666666667" calcext:value-type="float">
            <text:p>0.5416666667</text:p>
          </table:table-cell>
        </table:table-row>
        <table:table-row table:style-name="ro1">
          <table:table-cell office:value-type="float" office:value="0.543333333333333" calcext:value-type="float">
            <text:p>0.5433333333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6666666666667" calcext:value-type="float">
            <text:p>0.546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51666666666667" calcext:value-type="float">
            <text:p>0.5516666667</text:p>
          </table:table-cell>
        </table:table-row>
        <table:table-row table:style-name="ro1">
          <table:table-cell office:value-type="float" office:value="0.548333333333333" calcext:value-type="float">
            <text:p>0.548333333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00-00-00</text:date>, <text:time style:data-style-name="N2" text:time-value="13:47:03.949343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0:06:27.028949707</meta:creation-date>
    <dc:date>2016-11-25T13:47:55.514143229</dc:date>
    <meta:editing-duration>PT9H28M57S</meta:editing-duration>
    <meta:editing-cycles>21</meta:editing-cycles>
    <meta:generator>LibreOffice/5.1.4.2$Linux_X86_64 LibreOffice_project/10m0$Build-2</meta:generator>
    <meta:document-statistic meta:table-count="3" meta:cell-count="1071" meta:object-count="0"/>
  </office:meta>
</office:document-meta>
</file>